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HttpMessageWriter.getMessageBuilde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tobufHttpMessageWriter.ProtobufHttpMessageWriter( Encoder &lt; Message &gt;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Writer.ProtobufHttpMess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HttpMessageWriter.write( Publisher &lt; ? extends Message &gt; inputStream , ResolvableType elementType , @ Nullable MediaType mediaType , ReactiveHttpOutputMessage message , Map &lt; String , Object &gt; hi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